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6900000041AEFE52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in" svg:y="0.9063in" svg:width="6.6929in" svg:height="4.1827in" draw:z-index="0"><draw:image xlink:href="Pictures/10000000000006900000041AEFE52F1C.png" xlink:type="simple" xlink:show="embed" xlink:actuate="onLoad"/></draw:frame>Collin Sorkin</text:p>
      <text:p text:style-name="P1">CS480</text:p>
      <text:p text:style-name="P1">PA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lin Sorkin</meta:initial-creator>
    <meta:creation-date>2013-08-26T14:21:07</meta:creation-date>
    <dc:date>2013-08-26T14:22:54</dc:date>
    <dc:creator>Collin Sorkin</dc:creator>
    <meta:editing-duration>P0D</meta:editing-duration>
    <meta:editing-cycles>1</meta:editing-cycles>
    <meta:document-statistic meta:table-count="0" meta:image-count="1" meta:object-count="0" meta:page-count="1" meta:paragraph-count="3" meta:word-count="4" meta:character-count="21" meta:non-whitespace-character-count="20"/>
    <meta:generator>LibreOffice/3.5$Linux_X86_64 LibreOffice_project/350m1$Build-2</meta:generator>
  </office:meta>
</office:document-meta>
</file>